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25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lemen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combinations</text:p>
          </table:table-cell>
          <table:table-cell table:formula="of:=2^[.B1]" office:value-type="float" office:value="2" calcext:value-type="float">
            <text:p>2</text:p>
          </table:table-cell>
          <table:table-cell table:formula="of:=2^[.C1]" office:value-type="float" office:value="4" calcext:value-type="float">
            <text:p>4</text:p>
          </table:table-cell>
          <table:table-cell table:formula="of:=2^[.D1]" office:value-type="float" office:value="8" calcext:value-type="float">
            <text:p>8</text:p>
          </table:table-cell>
          <table:table-cell table:formula="of:=2^[.E1]" office:value-type="float" office:value="16" calcext:value-type="float">
            <text:p>16</text:p>
          </table:table-cell>
          <table:table-cell table:formula="of:=2^[.F1]" office:value-type="float" office:value="32" calcext:value-type="float">
            <text:p>32</text:p>
          </table:table-cell>
          <table:table-cell table:formula="of:=2^[.G1]" office:value-type="float" office:value="64" calcext:value-type="float">
            <text:p>64</text:p>
          </table:table-cell>
          <table:table-cell table:formula="of:=2^[.H1]" office:value-type="float" office:value="128" calcext:value-type="float">
            <text:p>128</text:p>
          </table:table-cell>
          <table:table-cell table:formula="of:=2^[.I1]" office:value-type="float" office:value="256" calcext:value-type="float">
            <text:p>256</text:p>
          </table:table-cell>
          <table:table-cell table:formula="of:=2^[.J1]" office:value-type="float" office:value="512" calcext:value-type="float">
            <text:p>512</text:p>
          </table:table-cell>
          <table:table-cell table:formula="of:=2^[.K1]" office:value-type="float" office:value="1024" calcext:value-type="float">
            <text:p>1024</text:p>
          </table:table-cell>
          <table:table-cell table:formula="of:=2^[.L1]" office:value-type="float" office:value="2048" calcext:value-type="float">
            <text:p>2048</text:p>
          </table:table-cell>
          <table:table-cell table:formula="of:=2^[.M1]" office:value-type="float" office:value="4096" calcext:value-type="float">
            <text:p>4096</text:p>
          </table:table-cell>
          <table:table-cell table:formula="of:=2^[.N1]" office:value-type="float" office:value="8192" calcext:value-type="float">
            <text:p>8192</text:p>
          </table:table-cell>
          <table:table-cell table:formula="of:=2^[.O1]" office:value-type="float" office:value="16384" calcext:value-type="float">
            <text:p>16384</text:p>
          </table:table-cell>
          <table:table-cell table:formula="of:=2^[.P1]" office:value-type="float" office:value="32768" calcext:value-type="float">
            <text:p>32768</text:p>
          </table:table-cell>
          <table:table-cell table:formula="of:=2^[.Q1]" office:value-type="float" office:value="65536" calcext:value-type="float">
            <text:p>65536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RIS change time</text:p>
          </table:table-cell>
          <table:table-cell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Total ris changing time (comb * ris ch time)</text:p>
          </table:table-cell>
          <table:table-cell table:formula="of:=[.B2]*[.B3]" office:value-type="float" office:value="0.044" calcext:value-type="float">
            <text:p>0,044</text:p>
          </table:table-cell>
          <table:table-cell table:formula="of:=[.C2]*[.C3]" office:value-type="float" office:value="0.088" calcext:value-type="float">
            <text:p>0,088</text:p>
          </table:table-cell>
          <table:table-cell table:formula="of:=[.D2]*[.D3]" office:value-type="float" office:value="0.176" calcext:value-type="float">
            <text:p>0,176</text:p>
          </table:table-cell>
          <table:table-cell table:formula="of:=[.E2]*[.E3]" office:value-type="float" office:value="0.352" calcext:value-type="float">
            <text:p>0,352</text:p>
          </table:table-cell>
          <table:table-cell table:formula="of:=[.F2]*[.F3]" office:value-type="float" office:value="0.704" calcext:value-type="float">
            <text:p>0,704</text:p>
          </table:table-cell>
          <table:table-cell table:formula="of:=[.G2]*[.G3]" office:value-type="float" office:value="1.408" calcext:value-type="float">
            <text:p>1,408</text:p>
          </table:table-cell>
          <table:table-cell table:formula="of:=[.H2]*[.H3]" office:value-type="float" office:value="2.816" calcext:value-type="float">
            <text:p>2,816</text:p>
          </table:table-cell>
          <table:table-cell table:formula="of:=[.I2]*[.I3]" office:value-type="float" office:value="5.632" calcext:value-type="float">
            <text:p>5,632</text:p>
          </table:table-cell>
          <table:table-cell table:formula="of:=[.J2]*[.J3]" office:value-type="float" office:value="11.264" calcext:value-type="float">
            <text:p>11,264</text:p>
          </table:table-cell>
          <table:table-cell table:formula="of:=[.K2]*[.K3]" office:value-type="float" office:value="22.528" calcext:value-type="float">
            <text:p>22,528</text:p>
          </table:table-cell>
          <table:table-cell table:formula="of:=[.L2]*[.L3]" office:value-type="float" office:value="45.056" calcext:value-type="float">
            <text:p>45,056</text:p>
          </table:table-cell>
          <table:table-cell table:formula="of:=[.M2]*[.M3]" office:value-type="float" office:value="90.112" calcext:value-type="float">
            <text:p>90,112</text:p>
          </table:table-cell>
          <table:table-cell table:formula="of:=[.N2]*[.N3]" office:value-type="float" office:value="180.224" calcext:value-type="float">
            <text:p>180,224</text:p>
          </table:table-cell>
          <table:table-cell table:formula="of:=[.O2]*[.O3]" office:value-type="float" office:value="360.448" calcext:value-type="float">
            <text:p>360,448</text:p>
          </table:table-cell>
          <table:table-cell table:formula="of:=[.P2]*[.P3]" office:value-type="float" office:value="720.896" calcext:value-type="float">
            <text:p>720,896</text:p>
          </table:table-cell>
          <table:table-cell table:formula="of:=[.Q2]*[.Q3]" office:value-type="float" office:value="1441.792" calcext:value-type="float">
            <text:p>1441,792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TIME SAFE MARGIN</text:p>
          </table:table-cell>
          <table:table-cell office:value-type="float" office:value="2" calcext:value-type="float">
            <text:p>2</text:p>
          </table:table-cell>
          <table:table-cell table:formula="of:=[.B5]" office:value-type="float" office:value="2" calcext:value-type="float">
            <text:p>2</text:p>
          </table:table-cell>
          <table:table-cell table:formula="of:=[.C5]" office:value-type="float" office:value="2" calcext:value-type="float">
            <text:p>2</text:p>
          </table:table-cell>
          <table:table-cell table:formula="of:=[.D5]" office:value-type="float" office:value="2" calcext:value-type="float">
            <text:p>2</text:p>
          </table:table-cell>
          <table:table-cell table:formula="of:=[.E5]" office:value-type="float" office:value="2" calcext:value-type="float">
            <text:p>2</text:p>
          </table:table-cell>
          <table:table-cell table:formula="of:=[.F5]" office:value-type="float" office:value="2" calcext:value-type="float">
            <text:p>2</text:p>
          </table:table-cell>
          <table:table-cell table:formula="of:=[.G5]" office:value-type="float" office:value="2" calcext:value-type="float">
            <text:p>2</text:p>
          </table:table-cell>
          <table:table-cell table:formula="of:=[.H5]" office:value-type="float" office:value="2" calcext:value-type="float">
            <text:p>2</text:p>
          </table:table-cell>
          <table:table-cell table:formula="of:=[.I5]" office:value-type="float" office:value="2" calcext:value-type="float">
            <text:p>2</text:p>
          </table:table-cell>
          <table:table-cell table:formula="of:=[.J5]" office:value-type="float" office:value="2" calcext:value-type="float">
            <text:p>2</text:p>
          </table:table-cell>
          <table:table-cell table:formula="of:=[.K5]" office:value-type="float" office:value="2" calcext:value-type="float">
            <text:p>2</text:p>
          </table:table-cell>
          <table:table-cell table:formula="of:=[.L5]" office:value-type="float" office:value="2" calcext:value-type="float">
            <text:p>2</text:p>
          </table:table-cell>
          <table:table-cell table:formula="of:=[.M5]" office:value-type="float" office:value="2" calcext:value-type="float">
            <text:p>2</text:p>
          </table:table-cell>
          <table:table-cell table:formula="of:=[.N5]" office:value-type="float" office:value="2" calcext:value-type="float">
            <text:p>2</text:p>
          </table:table-cell>
          <table:table-cell table:formula="of:=[.O5]" office:value-type="float" office:value="2" calcext:value-type="float">
            <text:p>2</text:p>
          </table:table-cell>
          <table:table-cell table:formula="of:=[.P5]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marginesy</text:p>
          </table:table-cell>
          <table:table-cell office:value-type="float" office:value="0.044" calcext:value-type="float">
            <text:p>0,044</text:p>
          </table:table-cell>
          <table:table-cell table:formula="of:=[.B6]" office:value-type="float" office:value="0.044" calcext:value-type="float">
            <text:p>0,044</text:p>
          </table:table-cell>
          <table:table-cell table:formula="of:=[.C6]" office:value-type="float" office:value="0.044" calcext:value-type="float">
            <text:p>0,044</text:p>
          </table:table-cell>
          <table:table-cell table:formula="of:=[.D6]" office:value-type="float" office:value="0.044" calcext:value-type="float">
            <text:p>0,044</text:p>
          </table:table-cell>
          <table:table-cell table:formula="of:=[.E6]" office:value-type="float" office:value="0.044" calcext:value-type="float">
            <text:p>0,044</text:p>
          </table:table-cell>
          <table:table-cell table:formula="of:=[.F6]" office:value-type="float" office:value="0.044" calcext:value-type="float">
            <text:p>0,044</text:p>
          </table:table-cell>
          <table:table-cell table:formula="of:=[.G6]" office:value-type="float" office:value="0.044" calcext:value-type="float">
            <text:p>0,044</text:p>
          </table:table-cell>
          <table:table-cell table:formula="of:=[.H6]" office:value-type="float" office:value="0.044" calcext:value-type="float">
            <text:p>0,044</text:p>
          </table:table-cell>
          <table:table-cell table:formula="of:=[.I6]" office:value-type="float" office:value="0.044" calcext:value-type="float">
            <text:p>0,044</text:p>
          </table:table-cell>
          <table:table-cell table:formula="of:=[.J6]" office:value-type="float" office:value="0.044" calcext:value-type="float">
            <text:p>0,044</text:p>
          </table:table-cell>
          <table:table-cell table:formula="of:=[.K6]" office:value-type="float" office:value="0.044" calcext:value-type="float">
            <text:p>0,044</text:p>
          </table:table-cell>
          <table:table-cell table:formula="of:=[.L6]" office:value-type="float" office:value="0.044" calcext:value-type="float">
            <text:p>0,044</text:p>
          </table:table-cell>
          <table:table-cell table:formula="of:=[.M6]" office:value-type="float" office:value="0.044" calcext:value-type="float">
            <text:p>0,044</text:p>
          </table:table-cell>
          <table:table-cell table:formula="of:=[.N6]" office:value-type="float" office:value="0.044" calcext:value-type="float">
            <text:p>0,044</text:p>
          </table:table-cell>
          <table:table-cell table:formula="of:=[.O6]" office:value-type="float" office:value="0.044" calcext:value-type="float">
            <text:p>0,044</text:p>
          </table:table-cell>
          <table:table-cell table:formula="of:=[.P6]" office:value-type="float" office:value="0.044" calcext:value-type="float">
            <text:p>0,044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SWT (time_safe_margin * TOTAL RIS <text:s/>changingTIME + marginesy)</text:p>
          </table:table-cell>
          <table:table-cell table:formula="of:=[.B5]*[.B4]+[.B6]" office:value-type="float" office:value="0.132" calcext:value-type="float">
            <text:p>0,132</text:p>
          </table:table-cell>
          <table:table-cell table:formula="of:=[.C5]*[.C4]+[.C6]" office:value-type="float" office:value="0.22" calcext:value-type="float">
            <text:p>0,22</text:p>
          </table:table-cell>
          <table:table-cell table:formula="of:=[.D5]*[.D4]+[.D6]" office:value-type="float" office:value="0.396" calcext:value-type="float">
            <text:p>0,396</text:p>
          </table:table-cell>
          <table:table-cell table:formula="of:=[.E5]*[.E4]+[.E6]" office:value-type="float" office:value="0.748" calcext:value-type="float">
            <text:p>0,748</text:p>
          </table:table-cell>
          <table:table-cell table:formula="of:=[.F5]*[.F4]+[.F6]" office:value-type="float" office:value="1.452" calcext:value-type="float">
            <text:p>1,452</text:p>
          </table:table-cell>
          <table:table-cell table:formula="of:=[.G5]*[.G4]+[.G6]" office:value-type="float" office:value="2.86" calcext:value-type="float">
            <text:p>2,86</text:p>
          </table:table-cell>
          <table:table-cell table:formula="of:=[.H5]*[.H4]+[.H6]" office:value-type="float" office:value="5.676" calcext:value-type="float">
            <text:p>5,676</text:p>
          </table:table-cell>
          <table:table-cell table:formula="of:=[.I5]*[.I4]+[.I6]" office:value-type="float" office:value="11.308" calcext:value-type="float">
            <text:p>11,308</text:p>
          </table:table-cell>
          <table:table-cell table:formula="of:=[.J5]*[.J4]+[.J6]" office:value-type="float" office:value="22.572" calcext:value-type="float">
            <text:p>22,572</text:p>
          </table:table-cell>
          <table:table-cell table:formula="of:=[.K5]*[.K4]+[.K6]" office:value-type="float" office:value="45.1" calcext:value-type="float">
            <text:p>45,1</text:p>
          </table:table-cell>
          <table:table-cell table:formula="of:=[.L5]*[.L4]+[.L6]" office:value-type="float" office:value="90.156" calcext:value-type="float">
            <text:p>90,156</text:p>
          </table:table-cell>
          <table:table-cell table:formula="of:=[.M5]*[.M4]+[.M6]" office:value-type="float" office:value="180.268" calcext:value-type="float">
            <text:p>180,268</text:p>
          </table:table-cell>
          <table:table-cell table:formula="of:=[.N5]*[.N4]+[.N6]" office:value-type="float" office:value="360.492" calcext:value-type="float">
            <text:p>360,492</text:p>
          </table:table-cell>
          <table:table-cell table:formula="of:=[.O5]*[.O4]+[.O6]" office:value-type="float" office:value="720.94" calcext:value-type="float">
            <text:p>720,94</text:p>
          </table:table-cell>
          <table:table-cell table:formula="of:=[.P5]*[.P4]+[.P6]" office:value-type="float" office:value="1441.836" calcext:value-type="float">
            <text:p>1441,836</text:p>
          </table:table-cell>
          <table:table-cell table:formula="of:=[.Q5]*[.Q4]+[.Q6]" office:value-type="float" office:value="2883.628" calcext:value-type="float">
            <text:p>2883,628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RBW</text:p>
          </table:table-cell>
          <table:table-cell office:value-type="float" office:value="2000" calcext:value-type="float">
            <text:p>2000</text:p>
          </table:table-cell>
          <table:table-cell table:formula="of:=[.$B$8]" office:value-type="float" office:value="2000" calcext:value-type="float">
            <text:p>2000</text:p>
          </table:table-cell>
          <table:table-cell table:formula="of:=[.$B$8]" office:value-type="float" office:value="2000" calcext:value-type="float">
            <text:p>2000</text:p>
          </table:table-cell>
          <table:table-cell table:formula="of:=[.$B$8]" office:value-type="float" office:value="2000" calcext:value-type="float">
            <text:p>2000</text:p>
          </table:table-cell>
          <table:table-cell table:formula="of:=[.$B$8]" office:value-type="float" office:value="2000" calcext:value-type="float">
            <text:p>2000</text:p>
          </table:table-cell>
          <table:table-cell table:formula="of:=[.$B$8]" office:value-type="float" office:value="2000" calcext:value-type="float">
            <text:p>2000</text:p>
          </table:table-cell>
          <table:table-cell table:formula="of:=[.$B$8]" office:value-type="float" office:value="2000" calcext:value-type="float">
            <text:p>2000</text:p>
          </table:table-cell>
          <table:table-cell table:formula="of:=[.$B$8]" office:value-type="float" office:value="2000" calcext:value-type="float">
            <text:p>2000</text:p>
          </table:table-cell>
          <table:table-cell table:formula="of:=[.$B$8]" office:value-type="float" office:value="2000" calcext:value-type="float">
            <text:p>2000</text:p>
          </table:table-cell>
          <table:table-cell table:formula="of:=[.$B$8]" office:value-type="float" office:value="2000" calcext:value-type="float">
            <text:p>2000</text:p>
          </table:table-cell>
          <table:table-cell table:formula="of:=[.$B$8]" office:value-type="float" office:value="2000" calcext:value-type="float">
            <text:p>2000</text:p>
          </table:table-cell>
          <table:table-cell table:formula="of:=[.$B$8]" office:value-type="float" office:value="2000" calcext:value-type="float">
            <text:p>2000</text:p>
          </table:table-cell>
          <table:table-cell table:formula="of:=[.$B$8]" office:value-type="float" office:value="2000" calcext:value-type="float">
            <text:p>2000</text:p>
          </table:table-cell>
          <table:table-cell table:formula="of:=[.$B$8]" office:value-type="float" office:value="2000" calcext:value-type="float">
            <text:p>2000</text:p>
          </table:table-cell>
          <table:table-cell table:formula="of:=[.$B$8]" office:value-type="float" office:value="2000" calcext:value-type="float">
            <text:p>2000</text:p>
          </table:table-cell>
          <table:table-cell table:formula="of:=[.$B$8]" office:value-type="float" office:value="2000" calcext:value-type="float">
            <text:p>2000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swePTS</text:p>
          </table:table-cell>
          <table:table-cell table:style-name="ce2" table:formula="of:=[.B7]/(1/[.B8])" office:value-type="float" office:value="264" calcext:value-type="float">
            <text:p>264</text:p>
          </table:table-cell>
          <table:table-cell table:style-name="ce2" table:formula="of:=[.C7]/(1/[.C8])" office:value-type="float" office:value="440" calcext:value-type="float">
            <text:p>440</text:p>
          </table:table-cell>
          <table:table-cell table:style-name="ce2" table:formula="of:=[.D7]/(1/[.D8])" office:value-type="float" office:value="792" calcext:value-type="float">
            <text:p>792</text:p>
          </table:table-cell>
          <table:table-cell table:style-name="ce2" table:formula="of:=[.E7]/(1/[.E8])" office:value-type="float" office:value="1496" calcext:value-type="float">
            <text:p>1496</text:p>
          </table:table-cell>
          <table:table-cell table:style-name="ce2" table:formula="of:=[.F7]/(1/[.F8])" office:value-type="float" office:value="2904" calcext:value-type="float">
            <text:p>2904</text:p>
          </table:table-cell>
          <table:table-cell table:style-name="ce2" table:formula="of:=[.G7]/(1/[.G8])" office:value-type="float" office:value="5720" calcext:value-type="float">
            <text:p>5720</text:p>
          </table:table-cell>
          <table:table-cell table:style-name="ce2" table:formula="of:=[.H7]/(1/[.H8])" office:value-type="float" office:value="11352" calcext:value-type="float">
            <text:p>11352</text:p>
          </table:table-cell>
          <table:table-cell table:style-name="ce2" table:formula="of:=[.I7]/(1/[.I8])" office:value-type="float" office:value="22616" calcext:value-type="float">
            <text:p>22616</text:p>
          </table:table-cell>
          <table:table-cell table:style-name="ce2" table:formula="of:=[.J7]/(1/[.J8])" office:value-type="float" office:value="45144" calcext:value-type="float">
            <text:p>45144</text:p>
          </table:table-cell>
          <table:table-cell table:style-name="ce2" table:formula="of:=[.K7]/(1/[.K8])" office:value-type="float" office:value="90200" calcext:value-type="float">
            <text:p>90200</text:p>
          </table:table-cell>
          <table:table-cell table:style-name="ce2" table:formula="of:=[.L7]/(1/[.L8])" office:value-type="float" office:value="180312" calcext:value-type="float">
            <text:p>180312</text:p>
          </table:table-cell>
          <table:table-cell table:style-name="ce2" table:formula="of:=[.M7]/(1/[.M8])" office:value-type="float" office:value="360536" calcext:value-type="float">
            <text:p>360536</text:p>
          </table:table-cell>
          <table:table-cell table:style-name="ce2" table:formula="of:=[.N7]/(1/[.N8])" office:value-type="float" office:value="720984" calcext:value-type="float">
            <text:p>720984</text:p>
          </table:table-cell>
          <table:table-cell table:style-name="ce2" table:formula="of:=[.O7]/(1/[.O8])" office:value-type="float" office:value="1441880" calcext:value-type="float">
            <text:p>1441880</text:p>
          </table:table-cell>
          <table:table-cell table:style-name="ce2" table:formula="of:=[.P7]/(1/[.P8])" office:value-type="float" office:value="2883672" calcext:value-type="float">
            <text:p>2883672</text:p>
          </table:table-cell>
          <table:table-cell table:style-name="ce2" table:formula="of:=[.Q7]/(1/[.Q8])" office:value-type="float" office:value="5767256" calcext:value-type="float">
            <text:p>5767256</text:p>
          </table:table-cell>
          <table:table-cell table:style-name="ce2" table:number-columns-repeated="240"/>
        </table:table-row>
        <table:table-row table:style-name="ro1">
          <table:table-cell office:value-type="string" calcext:value-type="string">
            <text:p>point_range (PTS/comb)</text:p>
          </table:table-cell>
          <table:table-cell table:formula="of:=[.B9]/[.B$2]" office:value-type="float" office:value="132" calcext:value-type="float">
            <text:p>132</text:p>
          </table:table-cell>
          <table:table-cell table:formula="of:=[.C9]/[.C$2]" office:value-type="float" office:value="110" calcext:value-type="float">
            <text:p>110</text:p>
          </table:table-cell>
          <table:table-cell table:formula="of:=[.D9]/[.D$2]" office:value-type="float" office:value="99" calcext:value-type="float">
            <text:p>99</text:p>
          </table:table-cell>
          <table:table-cell table:formula="of:=[.E9]/[.E$2]" office:value-type="float" office:value="93.5" calcext:value-type="float">
            <text:p>93,5</text:p>
          </table:table-cell>
          <table:table-cell table:formula="of:=[.F9]/[.F$2]" office:value-type="float" office:value="90.75" calcext:value-type="float">
            <text:p>90,75</text:p>
          </table:table-cell>
          <table:table-cell table:formula="of:=[.G9]/[.G$2]" office:value-type="float" office:value="89.375" calcext:value-type="float">
            <text:p>89,375</text:p>
          </table:table-cell>
          <table:table-cell table:formula="of:=[.H9]/[.H$2]" office:value-type="float" office:value="88.6875" calcext:value-type="float">
            <text:p>88,6875</text:p>
          </table:table-cell>
          <table:table-cell table:formula="of:=[.I9]/[.I$2]" office:value-type="float" office:value="88.34375" calcext:value-type="float">
            <text:p>88,34375</text:p>
          </table:table-cell>
          <table:table-cell table:formula="of:=[.J9]/[.J$2]" office:value-type="float" office:value="88.171875" calcext:value-type="float">
            <text:p>88,171875</text:p>
          </table:table-cell>
          <table:table-cell table:formula="of:=[.K9]/[.K$2]" office:value-type="float" office:value="88.0859375" calcext:value-type="float">
            <text:p>88,0859375</text:p>
          </table:table-cell>
          <table:table-cell table:formula="of:=[.L9]/[.L$2]" office:value-type="float" office:value="88.04296875" calcext:value-type="float">
            <text:p>88,04296875</text:p>
          </table:table-cell>
          <table:table-cell table:formula="of:=[.M9]/[.M$2]" office:value-type="float" office:value="88.021484375" calcext:value-type="float">
            <text:p>88,021484375</text:p>
          </table:table-cell>
          <table:table-cell table:formula="of:=[.N9]/[.N$2]" office:value-type="float" office:value="88.0107421875" calcext:value-type="float">
            <text:p>88,0107421875</text:p>
          </table:table-cell>
          <table:table-cell table:formula="of:=[.O9]/[.O$2]" office:value-type="float" office:value="88.00537109375" calcext:value-type="float">
            <text:p>88,00537109375</text:p>
          </table:table-cell>
          <table:table-cell table:formula="of:=[.P9]/[.P$2]" office:value-type="float" office:value="88.002685546875" calcext:value-type="float">
            <text:p>88,002685546875</text:p>
          </table:table-cell>
          <table:table-cell table:formula="of:=[.Q9]/[.Q$2]" office:value-type="float" office:value="88.0013427734375" calcext:value-type="float">
            <text:p>88,0013427734375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swt/pat</text:p>
          </table:table-cell>
          <table:table-cell table:formula="of:=[.B7]/[.B2]" office:value-type="float" office:value="0.066" calcext:value-type="float">
            <text:p>0,066</text:p>
          </table:table-cell>
          <table:table-cell table:formula="of:=[.C7]/[.C2]" office:value-type="float" office:value="0.055" calcext:value-type="float">
            <text:p>0,055</text:p>
          </table:table-cell>
          <table:table-cell table:formula="of:=[.D7]/[.D2]" office:value-type="float" office:value="0.0495" calcext:value-type="float">
            <text:p>0,0495</text:p>
          </table:table-cell>
          <table:table-cell table:formula="of:=[.E7]/[.E2]" office:value-type="float" office:value="0.04675" calcext:value-type="float">
            <text:p>0,04675</text:p>
          </table:table-cell>
          <table:table-cell table:formula="of:=[.F7]/[.F2]" office:value-type="float" office:value="0.045375" calcext:value-type="float">
            <text:p>0,045375</text:p>
          </table:table-cell>
          <table:table-cell table:formula="of:=[.G7]/[.G2]" office:value-type="float" office:value="0.0446875" calcext:value-type="float">
            <text:p>0,0446875</text:p>
          </table:table-cell>
          <table:table-cell table:formula="of:=[.H7]/[.H2]" office:value-type="float" office:value="0.04434375" calcext:value-type="float">
            <text:p>0,04434375</text:p>
          </table:table-cell>
          <table:table-cell table:formula="of:=[.I7]/[.I2]" office:value-type="float" office:value="0.044171875" calcext:value-type="float">
            <text:p>0,044171875</text:p>
          </table:table-cell>
          <table:table-cell table:formula="of:=[.J7]/[.J2]" office:value-type="float" office:value="0.0440859375" calcext:value-type="float">
            <text:p>0,0440859375</text:p>
          </table:table-cell>
          <table:table-cell table:formula="of:=[.K7]/[.K2]" office:value-type="float" office:value="0.04404296875" calcext:value-type="float">
            <text:p>0,04404296875</text:p>
          </table:table-cell>
          <table:table-cell table:formula="of:=[.L7]/[.L2]" office:value-type="float" office:value="0.044021484375" calcext:value-type="float">
            <text:p>0,044021484375</text:p>
          </table:table-cell>
          <table:table-cell table:formula="of:=[.M7]/[.M2]" office:value-type="float" office:value="0.0440107421875" calcext:value-type="float">
            <text:p>0,0440107421875</text:p>
          </table:table-cell>
          <table:table-cell table:formula="of:=[.N7]/[.N2]" office:value-type="float" office:value="0.04400537109375" calcext:value-type="float">
            <text:p>0,04400537109375</text:p>
          </table:table-cell>
          <table:table-cell table:formula="of:=[.O7]/[.O2]" office:value-type="float" office:value="0.044002685546875" calcext:value-type="float">
            <text:p>0,044002685546875</text:p>
          </table:table-cell>
          <table:table-cell table:formula="of:=[.P7]/[.P2]" office:value-type="float" office:value="0.0440013427734375" calcext:value-type="float">
            <text:p>0,0440013427734375</text:p>
          </table:table-cell>
          <table:table-cell table:formula="of:=[.Q7]/[.Q2]" office:value-type="float" office:value="0.0440006713867187" calcext:value-type="float">
            <text:p>0,0440006713867187</text:p>
          </table:table-cell>
          <table:table-cell table:number-columns-repeated="240"/>
        </table:table-row>
        <table:table-row table:style-name="ro1">
          <table:table-cell table:number-columns-repeated="257"/>
        </table:table-row>
        <table:table-row table:style-name="ro2">
          <table:table-cell table:style-name="ce1" office:value-type="string" calcext:value-type="string">
            <text:p>Δt</text:p>
          </table:table-cell>
          <table:table-cell table:formula="of:=[.B7]/[.B9]" office:value-type="float" office:value="0.0005" calcext:value-type="float">
            <text:p>0,0005</text:p>
          </table:table-cell>
          <table:table-cell table:formula="of:=[.B13]" office:value-type="float" office:value="0.0005" calcext:value-type="float">
            <text:p>0,0005</text:p>
          </table:table-cell>
          <table:table-cell table:formula="of:=[.C13]" office:value-type="float" office:value="0.0005" calcext:value-type="float">
            <text:p>0,0005</text:p>
          </table:table-cell>
          <table:table-cell table:formula="of:=[.D13]" office:value-type="float" office:value="0.0005" calcext:value-type="float">
            <text:p>0,0005</text:p>
          </table:table-cell>
          <table:table-cell table:formula="of:=[.E13]" office:value-type="float" office:value="0.0005" calcext:value-type="float">
            <text:p>0,0005</text:p>
          </table:table-cell>
          <table:table-cell table:formula="of:=[.F13]" office:value-type="float" office:value="0.0005" calcext:value-type="float">
            <text:p>0,0005</text:p>
          </table:table-cell>
          <table:table-cell table:formula="of:=[.G13]" office:value-type="float" office:value="0.0005" calcext:value-type="float">
            <text:p>0,0005</text:p>
          </table:table-cell>
          <table:table-cell table:formula="of:=[.H13]" office:value-type="float" office:value="0.0005" calcext:value-type="float">
            <text:p>0,0005</text:p>
          </table:table-cell>
          <table:table-cell table:formula="of:=[.I13]" office:value-type="float" office:value="0.0005" calcext:value-type="float">
            <text:p>0,0005</text:p>
          </table:table-cell>
          <table:table-cell table:formula="of:=[.J13]" office:value-type="float" office:value="0.0005" calcext:value-type="float">
            <text:p>0,0005</text:p>
          </table:table-cell>
          <table:table-cell table:formula="of:=[.K13]" office:value-type="float" office:value="0.0005" calcext:value-type="float">
            <text:p>0,0005</text:p>
          </table:table-cell>
          <table:table-cell table:formula="of:=[.L13]" office:value-type="float" office:value="0.0005" calcext:value-type="float">
            <text:p>0,0005</text:p>
          </table:table-cell>
          <table:table-cell table:formula="of:=[.M13]" office:value-type="float" office:value="0.0005" calcext:value-type="float">
            <text:p>0,0005</text:p>
          </table:table-cell>
          <table:table-cell table:formula="of:=[.N13]" office:value-type="float" office:value="0.0005" calcext:value-type="float">
            <text:p>0,0005</text:p>
          </table:table-cell>
          <table:table-cell table:formula="of:=[.O13]" office:value-type="float" office:value="0.0005" calcext:value-type="float">
            <text:p>0,0005</text:p>
          </table:table-cell>
          <table:table-cell table:formula="of:=[.P13]" office:value-type="float" office:value="0.0005" calcext:value-type="float">
            <text:p>0,0005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n*Δt = sredni ris</text:p>
          </table:table-cell>
          <table:table-cell table:formula="of:=[.B3]/[.B13]" office:value-type="float" office:value="44" calcext:value-type="float">
            <text:p>44</text:p>
          </table:table-cell>
          <table:table-cell table:formula="of:=[.B14]" office:value-type="float" office:value="44" calcext:value-type="float">
            <text:p>44</text:p>
          </table:table-cell>
          <table:table-cell table:formula="of:=[.C14]" office:value-type="float" office:value="44" calcext:value-type="float">
            <text:p>44</text:p>
          </table:table-cell>
          <table:table-cell table:formula="of:=[.D14]" office:value-type="float" office:value="44" calcext:value-type="float">
            <text:p>44</text:p>
          </table:table-cell>
          <table:table-cell table:formula="of:=[.E14]" office:value-type="float" office:value="44" calcext:value-type="float">
            <text:p>44</text:p>
          </table:table-cell>
          <table:table-cell table:formula="of:=[.F14]" office:value-type="float" office:value="44" calcext:value-type="float">
            <text:p>44</text:p>
          </table:table-cell>
          <table:table-cell table:formula="of:=[.G14]" office:value-type="float" office:value="44" calcext:value-type="float">
            <text:p>44</text:p>
          </table:table-cell>
          <table:table-cell table:formula="of:=[.H14]" office:value-type="float" office:value="44" calcext:value-type="float">
            <text:p>44</text:p>
          </table:table-cell>
          <table:table-cell table:formula="of:=[.I14]" office:value-type="float" office:value="44" calcext:value-type="float">
            <text:p>44</text:p>
          </table:table-cell>
          <table:table-cell table:formula="of:=[.J14]" office:value-type="float" office:value="44" calcext:value-type="float">
            <text:p>44</text:p>
          </table:table-cell>
          <table:table-cell table:formula="of:=[.K14]" office:value-type="float" office:value="44" calcext:value-type="float">
            <text:p>44</text:p>
          </table:table-cell>
          <table:table-cell table:formula="of:=[.L14]" office:value-type="float" office:value="44" calcext:value-type="float">
            <text:p>44</text:p>
          </table:table-cell>
          <table:table-cell table:formula="of:=[.M14]" office:value-type="float" office:value="44" calcext:value-type="float">
            <text:p>44</text:p>
          </table:table-cell>
          <table:table-cell table:formula="of:=[.N14]" office:value-type="float" office:value="44" calcext:value-type="float">
            <text:p>44</text:p>
          </table:table-cell>
          <table:table-cell table:formula="of:=[.O14]" office:value-type="float" office:value="44" calcext:value-type="float">
            <text:p>44</text:p>
          </table:table-cell>
          <table:table-cell table:formula="of:=[.P14]" office:value-type="float" office:value="44" calcext:value-type="float">
            <text:p>44</text:p>
          </table:table-cell>
          <table:table-cell table:number-columns-repeated="240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sleeptime</text:p>
          </table:table-cell>
          <table:table-cell table:number-columns-repeated="256"/>
        </table:table-row>
      </table:table>
      <table:named-expressions/>
      <table:database-ranges>
        <table:database-range table:name="__Anonymous_Sheet_DB__0" table:target-range-address="Arkusz1.A1:Arkusz1.A10" table:display-filter-buttons="true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12:53:07.797557001</meta:creation-date>
    <dc:date>2024-09-17T15:28:44.951465595</dc:date>
    <meta:editing-duration>PT4H47M47S</meta:editing-duration>
    <meta:editing-cycles>7</meta:editing-cycles>
    <meta:generator>LibreOffice/7.4.7.2$Linux_X86_64 LibreOffice_project/40$Build-2</meta:generator>
    <meta:document-statistic meta:table-count="1" meta:cell-count="222" meta:object-count="0"/>
  </office:meta>
</office:document-meta>
</file>